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MAN ALCARRAZ, ANGEL PORFI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45554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289797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MAN ALCARRAZ, ANGEL PORFIR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45554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28979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00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1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1/08/2021</text:p>
          </table:table-cell>
          <table:table-cell table:style-name="Tabla2.A3" office:value-type="string">
            <text:p text:style-name="P16">262676</text:p>
          </table:table-cell>
          <table:table-cell table:style-name="Tabla2.D3" office:value-type="string">
            <text:p text:style-name="P17">21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1T22:21:0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